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0000" calcext:value-type="float">
            <text:p>480000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8120" calcext:value-type="float" table:number-columns-spanned="2" table:number-rows-spanned="1">
            <text:p>2700812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77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400" calcext:value-type="float">
            <text:p>135584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7992400" calcext:value-type="float">
            <text:p>479924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400" calcext:value-type="float" table:number-columns-spanned="2" table:number-rows-spanned="1">
            <text:p>2700740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8000" calcext:value-type="float">
            <text:p>13558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32900" calcext:value-type="float">
            <text:p>34432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</table:table>
      <table:table table:name="116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1000" calcext:value-type="float">
            <text:p>480010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700" calcext:value-type="float" table:number-columns-spanned="2" table:number-rows-spanned="1">
            <text:p>2700770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1500" calcext:value-type="float">
            <text:p>34441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Для Карат-3" table:style-name="ta1">
        <table:table-column table:style-name="co1" table:number-columns-repeated="2" table:default-cell-style-name="ce30"/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29"/>
        </table:table-row>
        <table:table-row table:style-name="ro6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9"/>
        </table:table-row>
        <table:table-row table:style-name="ro7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</table:table-row>
        <table:table-row table:style-name="ro3">
          <table:table-cell table:style-name="ce29" office:value-type="float" office:value="100" calcext:value-type="float">
            <text:p>100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3"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208" calcext:value-type="float">
            <text:p>208</text:p>
          </table:table-cell>
        </table:table-row>
        <table:table-row table:style-name="ro3"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-2" calcext:value-type="float">
            <text:p>-2</text:p>
          </table:table-cell>
        </table:table-row>
        <table:table-row table:style-name="ro3"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0" calcext:value-type="float">
            <text:p>70</text:p>
          </table:table-cell>
        </table:table-row>
        <table:table-row table:style-name="ro3"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22105100" calcext:value-type="float">
            <text:p>22105100</text:p>
          </table:table-cell>
        </table:table-row>
        <table:table-row table:style-name="ro3"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22105100" calcext:value-type="float">
            <text:p>22105100</text:p>
          </table:table-cell>
        </table:table-row>
        <table:table-row table:style-name="ro3"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21105300" calcext:value-type="float">
            <text:p>21105300</text:p>
          </table:table-cell>
        </table:table-row>
        <table:table-row table:style-name="ro3"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21105100" calcext:value-type="float">
            <text:p>21105100</text:p>
          </table:table-cell>
        </table:table-row>
        <table:table-row table:style-name="ro3"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float" office:value="109" calcext:value-type="float">
            <text:p>109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3"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4000" calcext:value-type="float">
            <text:p>4000</text:p>
          </table:table-cell>
        </table:table-row>
        <table:table-row table:style-name="ro3" table:number-rows-repeated="1048561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Для Карат-3,5" table:style-name="ta1">
        <table:table-column table:style-name="co1" table:number-columns-repeated="2" table:default-cell-style-name="ce30"/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29"/>
        </table:table-row>
        <table:table-row table:style-name="ro8">
          <table:table-cell table:style-name="ce36" office:value-type="string" calcext:value-type="string" table:number-columns-spanned="2" table:number-rows-spanned="1">
            <text:p>№ платы ______</text:p>
          </table:table-cell>
          <table:covered-table-cell table:style-name="ce29"/>
        </table:table-row>
        <table:table-row table:style-name="ro6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29"/>
        </table:table-row>
        <table:table-row table:style-name="ro7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</table:table-row>
        <table:table-row table:style-name="ro3">
          <table:table-cell table:style-name="ce29" office:value-type="float" office:value="100" calcext:value-type="float">
            <text:p>100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3"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208" calcext:value-type="float">
            <text:p>208</text:p>
          </table:table-cell>
        </table:table-row>
        <table:table-row table:style-name="ro3"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-2" calcext:value-type="float">
            <text:p>-2</text:p>
          </table:table-cell>
        </table:table-row>
        <table:table-row table:style-name="ro3"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27007700" calcext:value-type="float">
            <text:p>27007700</text:p>
          </table:table-cell>
        </table:table-row>
        <table:table-row table:style-name="ro3"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3558000" calcext:value-type="float">
            <text:p>13558000</text:p>
          </table:table-cell>
        </table:table-row>
        <table:table-row table:style-name="ro3"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3561000" calcext:value-type="float">
            <text:p>13561000</text:p>
          </table:table-cell>
        </table:table-row>
        <table:table-row table:style-name="ro3"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34441500" calcext:value-type="float">
            <text:p>34441500</text:p>
          </table:table-cell>
        </table:table-row>
        <table:table-row table:style-name="ro3"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4000" calcext:value-type="float">
            <text:p>4000</text:p>
          </table:table-cell>
        </table:table-row>
        <table:table-row table:style-name="ro3"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8000" calcext:value-type="float">
            <text:p>8000</text:p>
          </table:table-cell>
        </table:table-row>
        <table:table-row table:style-name="ro3"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3000" calcext:value-type="float">
            <text:p>13000</text:p>
          </table:table-cell>
        </table:table-row>
        <table:table-row table:style-name="ro3"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20000" calcext:value-type="float">
            <text:p>20000</text:p>
          </table:table-cell>
        </table:table-row>
        <table:table-row table:style-name="ro3" table:number-rows-repeated="1048560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12T02:20:21.220000000</dc:date>
    <meta:editing-duration>PT6H27M1S</meta:editing-duration>
    <meta:editing-cycles>19</meta:editing-cycles>
    <meta:generator>LibreOffice/7.4.2.3$Windows_X86_64 LibreOffice_project/382eef1f22670f7f4118c8c2dd222ec7ad009daf</meta:generator>
    <meta:document-statistic meta:table-count="5" meta:cell-count="125" meta:object-count="6"/>
  </office:meta>
</office:document-meta>
</file>